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9382in" fo:margin-left="0in" table:align="left"/>
    </style:style>
    <style:style style:name="Tabla1.A" style:family="table-column">
      <style:table-column-properties style:column-width="7.9382in"/>
    </style:style>
    <style:style style:name="Tabla1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8701in" fo:margin-left="0in" table:align="left"/>
    </style:style>
    <style:style style:name="Tabla2.A" style:family="table-column">
      <style:table-column-properties style:column-width="2.8097in"/>
    </style:style>
    <style:style style:name="Tabla2.B" style:family="table-column">
      <style:table-column-properties style:column-width="2.5632in"/>
    </style:style>
    <style:style style:name="Tabla2.C" style:family="table-column">
      <style:table-column-properties style:column-width="2.4972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8618in" style:rel-width="100%" table:align="left"/>
    </style:style>
    <style:style style:name="Tabla3.A" style:family="table-column">
      <style:table-column-properties style:column-width="3.184in" style:rel-column-width="4544*"/>
    </style:style>
    <style:style style:name="Tabla3.B" style:family="table-column">
      <style:table-column-properties style:column-width="0.6854in" style:rel-column-width="978*"/>
    </style:style>
    <style:style style:name="Tabla3.C" style:family="table-column">
      <style:table-column-properties style:column-width="3.9924in" style:rel-column-width="5698*"/>
    </style:style>
    <style:style style:name="Tabla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0.05pt solid #000000" fo:border-top="none" fo:border-bottom="none"/>
    </style:style>
    <style:style style:name="Tabla3.C1" style:family="table-cell">
      <style:table-cell-properties fo:background-color="#e6e6ff" fo:padding="0.0382in" fo:border="0.05pt solid #000000">
        <style:background-image/>
      </style:table-cell-properties>
    </style:style>
    <style:style style:name="Tabla4" style:family="table">
      <style:table-properties style:width="7.5083in" table:align="center"/>
    </style:style>
    <style:style style:name="Tabla4.A" style:family="table-column">
      <style:table-column-properties style:column-width="1.2514in"/>
    </style:style>
    <style:style style:name="Tabla4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4.F1" style:family="table-cell">
      <style:table-cell-properties fo:background-color="#c0c0c0" fo:padding="0.0201in" fo:border="0.05pt solid #000000">
        <style:background-image/>
      </style:table-cell-properties>
    </style:style>
    <style:style style:name="Tabla4.A2" style:family="table-cell">
      <style:table-cell-properties fo:padding="0.0201in" fo:border-left="0.05pt solid #000000" fo:border-right="none" fo:border-top="none" fo:border-bottom="0.05pt solid #000000"/>
    </style:style>
    <style:style style:name="Tabla4.B2" style:family="table-cell">
      <style:table-cell-properties fo:padding="0.0201in" fo:border-left="0.05pt solid #000000" fo:border-right="none" fo:border-top="none" fo:border-bottom="0.05pt solid #000000"/>
    </style:style>
    <style:style style:name="Tabla4.C2" style:family="table-cell">
      <style:table-cell-properties fo:padding="0.0201in" fo:border-left="0.05pt solid #000000" fo:border-right="none" fo:border-top="none" fo:border-bottom="0.05pt solid #000000"/>
    </style:style>
    <style:style style:name="Tabla4.D2" style:family="table-cell">
      <style:table-cell-properties fo:padding="0.0201in" fo:border-left="0.05pt solid #000000" fo:border-right="none" fo:border-top="none" fo:border-bottom="0.05pt solid #000000"/>
    </style:style>
    <style:style style:name="Tabla4.E2" style:family="table-cell">
      <style:table-cell-properties fo:padding="0.0201in" fo:border-left="0.05pt solid #000000" fo:border-right="none" fo:border-top="none" fo:border-bottom="0.05pt solid #000000"/>
    </style:style>
    <style:style style:name="Tabla4.F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10pt" fo:language="en" fo:country="GB" officeooo:paragraph-rsid="00166666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9pt" officeooo:rsid="00430454" officeooo:paragraph-rsid="00430454" style:font-size-asian="9pt" style:font-size-complex="9pt"/>
    </style:style>
    <style:style style:name="P4" style:family="paragraph" style:parent-style-name="Standard">
      <style:text-properties style:font-name="Ubuntu Condensed" officeooo:paragraph-rsid="00166666"/>
    </style:style>
    <style:style style:name="P5" style:family="paragraph" style:parent-style-name="Standard">
      <style:paragraph-properties fo:text-align="center" style:justify-single-word="false"/>
      <style:text-properties style:font-name="Ubuntu Condensed" fo:language="en" fo:country="GB" officeooo:rsid="00430454" officeooo:paragraph-rsid="00430454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3fe34d" officeooo:paragraph-rsid="00166666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51050c" officeooo:paragraph-rsid="00166666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19f8d6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3b5dfc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5dfc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font-name="Helvetica" fo:font-size="8pt" fo:font-weight="normal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Ubuntu Condensed" fo:font-size="10pt" officeooo:paragraph-rsid="00359cf8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Ubuntu Condensed" fo:font-size="10pt" officeooo:paragraph-rsid="00384e8f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Ubuntu Condensed" fo:font-size="10pt" officeooo:rsid="002c8f22" officeooo:paragraph-rsid="00166666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Ubuntu Condensed" fo:font-size="10pt" officeooo:rsid="005b9ca2" officeooo:paragraph-rsid="00166666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Ubuntu Condensed" fo:font-size="10pt" style:text-underline-style="none" officeooo:rsid="002c8f22" officeooo:paragraph-rsid="00166666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Ubuntu Condensed" officeooo:paragraph-rsid="00166666"/>
    </style:style>
    <style:style style:name="P19" style:family="paragraph" style:parent-style-name="Table_20_Contents">
      <style:paragraph-properties fo:text-align="center" style:justify-single-word="false"/>
      <style:text-properties style:font-name="Ubuntu Condensed" officeooo:rsid="005b9ca2" officeooo:paragraph-rsid="00166666"/>
    </style:style>
    <style:style style:name="P20" style:family="paragraph" style:parent-style-name="Table_20_Contents">
      <style:text-properties style:font-name="Ubuntu Condensed" officeooo:paragraph-rsid="00166666"/>
    </style:style>
    <style:style style:name="P21" style:family="paragraph" style:parent-style-name="Table_20_Contents">
      <style:paragraph-properties fo:text-align="center" style:justify-single-word="false"/>
      <style:text-properties style:font-name="Ubuntu Condensed" officeooo:rsid="00384e8f" officeooo:paragraph-rsid="00384e8f"/>
    </style:style>
    <style:style style:name="P22" style:family="paragraph" style:parent-style-name="Table_20_Contents">
      <style:paragraph-properties fo:text-align="center" style:justify-single-word="false"/>
      <style:text-properties style:font-name="Ubuntu Condensed" officeooo:rsid="0039eee9" officeooo:paragraph-rsid="0039eee9"/>
    </style:style>
    <style:style style:name="P23" style:family="paragraph" style:parent-style-name="Table_20_Contents">
      <style:paragraph-properties fo:text-align="start" style:justify-single-word="false"/>
      <style:text-properties style:font-name="Ubuntu Condensed" officeooo:paragraph-rsid="00166666"/>
    </style:style>
    <style:style style:name="P24" style:family="paragraph" style:parent-style-name="Table_20_Contents">
      <style:paragraph-properties fo:text-align="start" style:justify-single-word="false"/>
      <style:text-properties style:font-name="Ubuntu Condensed" style:text-underline-style="solid" style:text-underline-width="auto" style:text-underline-color="font-color" officeooo:rsid="003b4c81" officeooo:paragraph-rsid="00166666"/>
    </style:style>
    <style:style style:name="P25" style:family="paragraph" style:parent-style-name="terp_5f_default_5f_8">
      <style:text-properties style:font-name="Ubuntu Condensed" officeooo:paragraph-rsid="00166666"/>
    </style:style>
    <style:style style:name="P26" style:family="paragraph" style:parent-style-name="terp_5f_default_5f_Bold_5f_9">
      <style:text-properties style:font-name="Ubuntu Condensed" officeooo:rsid="00150b4f" officeooo:paragraph-rsid="00166666"/>
    </style:style>
    <style:style style:name="P27" style:family="paragraph" style:parent-style-name="terp_5f_default_5f_Bold_5f_9">
      <style:text-properties style:font-name="Ubuntu Condensed" fo:font-weight="normal" officeooo:rsid="00194e3f" officeooo:paragraph-rsid="00166666" style:font-weight-asian="normal" style:font-weight-complex="normal"/>
    </style:style>
    <style:style style:name="P28" style:family="paragraph" style:parent-style-name="terp_5f_default_5f_Bold_5f_9">
      <style:text-properties style:font-name="Ubuntu Condensed" fo:font-weight="normal" officeooo:rsid="00262c04" officeooo:paragraph-rsid="00166666" style:font-weight-asian="normal" style:font-weight-complex="normal"/>
    </style:style>
    <style:style style:name="P29" style:family="paragraph" style:parent-style-name="terp_5f_default_5f_Bold_5f_9">
      <style:text-properties style:font-name="Ubuntu Condensed" fo:font-weight="normal" officeooo:rsid="00150b4f" officeooo:paragraph-rsid="00166666" style:font-weight-asian="normal" style:font-weight-complex="normal"/>
    </style:style>
    <style:style style:name="P30" style:family="paragraph" style:parent-style-name="terp_5f_default_5f_Bold_5f_9">
      <style:text-properties style:font-name="Ubuntu Condensed" fo:font-weight="normal" officeooo:rsid="002247b5" officeooo:paragraph-rsid="00166666" style:font-weight-asian="normal" style:font-weight-complex="normal"/>
    </style:style>
    <style:style style:name="P31" style:family="paragraph" style:parent-style-name="terp_5f_default_5f_Bold_5f_9">
      <style:text-properties style:font-name="Ubuntu Condensed" officeooo:rsid="002247b5" officeooo:paragraph-rsid="00166666"/>
    </style:style>
    <style:style style:name="P32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/>
    </style:style>
    <style:style style:name="P33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fo:font-size="10pt" fo:language="es" fo:country="ES" style:font-size-asian="10pt" style:font-size-complex="10pt"/>
    </style:style>
    <style:style style:name="P34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51050c" officeooo:paragraph-rsid="00166666" style:font-size-asian="9pt" style:font-size-complex="9pt"/>
    </style:style>
    <style:style style:name="P35" style:family="paragraph" style:parent-style-name="Standard">
      <style:paragraph-properties fo:text-align="center" style:justify-single-word="false"/>
      <style:text-properties fo:color="#ff0000" style:font-name="Ubuntu Condensed" fo:font-size="11pt" officeooo:paragraph-rsid="00166666" style:font-size-asian="11pt" style:font-size-complex="11pt"/>
    </style:style>
    <style:style style:name="T1" style:family="text">
      <style:text-properties officeooo:rsid="003b4c81"/>
    </style:style>
    <style:style style:name="T2" style:family="text">
      <style:text-properties officeooo:rsid="0045c202"/>
    </style:style>
    <style:style style:name="T3" style:family="text">
      <style:text-properties fo:font-size="10pt" fo:language="es" fo:country="ES" officeooo:rsid="00430454" style:font-size-asian="10pt" style:font-size-complex="10pt"/>
    </style:style>
    <style:style style:name="T4" style:family="text">
      <style:text-properties fo:font-size="9pt" fo:language="es" fo:country="ES" style:font-size-asian="9pt" style:font-size-complex="9pt"/>
    </style:style>
    <style:style style:name="T5" style:family="text">
      <style:text-properties officeooo:rsid="004304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text-input text:description="&lt;for each=&quot;o in objects&quot;&gt;">start for objects</text:text-input></text:p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>
                <table:table-cell table:style-name="Tabla2.A1" office:value-type="string">
                  <text:p text:style-name="P8"/>
                  <text:p text:style-name="P9"/>
                  <text:p text:style-name="P10"/>
                </table:table-cell>
                <table:table-cell table:style-name="Tabla2.A1" office:value-type="string">
                  <text:p text:style-name="P24"/>
                  <text:p text:style-name="P23"><text:span text:style-name="T1">Voucher</text:span></text:p>
                </table:table-cell>
                <table:table-cell table:style-name="Tabla2.A1" office:value-type="string">
                  <text:p text:style-name="P32"><text:span text:style-name="T3">Company Name</text:span><text:span text:style-name="T4"> </text:span></text:p>
                  <text:p text:style-name="P33"><text:span text:style-name="T5">Company Address</text:span> </text:p>
                  <text:p text:style-name="P32"/>
                </table:table-cell>
              </table:table-row>
            </table:table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6">Client</text:p>
                  <text:p text:style-name="P27"><text:text-input text:description="&lt;o.order_id.lead_name&gt;">lead name</text:text-input></text:p>
                </table:table-cell>
                <table:table-cell table:style-name="Tabla3.B1" office:value-type="string">
                  <text:p text:style-name="P20"/>
                </table:table-cell>
                <table:table-cell table:style-name="Tabla3.C1" office:value-type="string">
                  <text:p text:style-name="P26">Passenger Names/ Group Name <text:s text:c="53"/></text:p>
                  <text:p text:style-name="P28"><text:text-input text:description="&lt;for each=&quot;p in o.order_id.pax_ids&quot;&gt;">start for paxs</text:text-input></text:p>
                  <text:p text:style-name="P29"><text:text-input text:description="&lt;p.name&gt;">Lead name</text:text-input></text:p>
                  <text:p text:style-name="P30"><text:text-input text:description="&lt;/for&gt;">end for paxs</text:text-input></text:p>
                  <text:p text:style-name="P31"/>
                </table:table-cell>
              </table:table-row>
            </table:table>
            <text:p text:style-name="P4"/>
            <text:p text:style-name="P3">Instructions for clients</text:p>
            <text:p text:style-name="P7"/>
            <table:table table:name="Tabla4" table:style-name="Tabla4">
              <table:table-column table:style-name="Tabla4.A" table:number-columns-repeated="6"/>
              <table:table-row>
                <table:table-cell table:style-name="Tabla4.A1" office:value-type="string">
                  <text:p text:style-name="P18">Product</text:p>
                </table:table-cell>
                <table:table-cell table:style-name="Tabla4.A1" office:value-type="string">
                  <text:p text:style-name="P18">Date</text:p>
                </table:table-cell>
                <table:table-cell table:style-name="Tabla4.A1" office:value-type="string">
                  <text:p text:style-name="P19">Type</text:p>
                </table:table-cell>
                <table:table-cell table:style-name="Tabla4.A1" office:value-type="string">
                  <text:p text:style-name="P19">Guide</text:p>
                </table:table-cell>
                <table:table-cell table:style-name="Tabla4.A1" office:value-type="string">
                  <text:p text:style-name="P19">Confort</text:p>
                </table:table-cell>
                <table:table-cell table:style-name="Tabla4.F1" office:value-type="string">
                  <text:p text:style-name="P18">Confirmation</text:p>
                </table:table-cell>
              </table:table-row>
              <table:table-row>
                <table:table-cell table:style-name="Tabla4.A2" office:value-type="string">
                  <text:p text:style-name="P12"><text:text-input text:description="&lt;o.product_id.name&gt;">product</text:text-input></text:p>
                </table:table-cell>
                <table:table-cell table:style-name="Tabla4.B2" office:value-type="string">
                  <text:p text:style-name="P13"><text:text-input text:description="&lt;time.strftime(&quot;%d.%m.%Y&quot;, time.strptime(o.start_date, &quot;%Y-%m-%d&quot;))&gt;">start date</text:text-input></text:p>
                </table:table-cell>
                <table:table-cell table:style-name="Tabla4.C2" office:value-type="string">
                  <text:p text:style-name="P16"><text:text-input text:description="&lt;o.transfer_1_vehicle_type_id.name&gt;">type</text:text-input></text:p>
                </table:table-cell>
                <table:table-cell table:style-name="Tabla4.D2" office:value-type="string">
                  <text:p text:style-name="P16"><text:text-input text:description="&lt;o.transfer_2_guide_id.name&gt;">guide</text:text-input></text:p>
                </table:table-cell>
                <table:table-cell table:style-name="Tabla4.E2" office:value-type="string">
                  <text:p text:style-name="P16"><text:text-input text:description="&lt;o.transfer_3_confort_id.name&gt;">confort</text:text-input></text:p>
                </table:table-cell>
                <table:table-cell table:style-name="Tabla4.F2" office:value-type="string">
                  <text:p text:style-name="P15"><text:text-input text:description="&lt;o.reservation_number&gt;">confirmation</text:text-input></text:p>
                </table:table-cell>
              </table:table-row>
            </table:table>
            <text:p text:style-name="P35"/>
            <text:p text:style-name="P5">GENERAL CONDITIONS</text:p>
            <text:p text:style-name="P2">Office Telephones: (+53 7) ; For Emergencies, call: (+53)</text:p>
            <text:p text:style-name="P1"/>
            <text:p text:style-name="P1"/>
          </table:table-cell>
        </table:table-row>
      </table:table>
      <text:p text:style-name="P11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09-22T09:24:29.450224940</meta:creation-date>
    <dc:date>2015-04-16T12:14:32.982300567</dc:date>
    <dc:creator>Yuriq Quintana</dc:creator>
    <meta:editing-duration>PT18H5M7S</meta:editing-duration>
    <meta:editing-cycles>48</meta:editing-cycles>
    <meta:generator>LibreOffice/4.2.7.2$Linux_X86_64 LibreOffice_project/420m0$Build-2</meta:generator>
    <meta:document-statistic meta:table-count="4" meta:image-count="0" meta:object-count="0" meta:page-count="1" meta:paragraph-count="26" meta:word-count="77" meta:character-count="406" meta:non-whitespace-character-count="323"/>
  </office:meta>
</office:document-meta>
</file>